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drigo Aguilera</text:p>
      <text:p text:style-name="Standard">Ernest Pastor</text:p>
      <text:p text:style-name="Standard"/>
      <text:p text:style-name="Standard">0. Índice</text:p>
      <text:p text:style-name="Standard"/>
      <text:p text:style-name="Standard">1. Introducción </text:p>
      <text:p text:style-name="Standard"/>
      <text:p text:style-name="Standard">2. Objetivos </text:p>
      <text:p text:style-name="Standard"/>
      <text:p text:style-name="Standard">3. Descripción detallada de la implementación </text:p>
      <text:p text:style-name="Standard"/>
      <text:p text:style-name="Standard">4. Código fuente </text:p>
      <text:p text:style-name="Standard"/>
      <text:p text:style-name="Standard">5. Resultados de funcionamiento y discusión </text:p>
      <text:p text:style-name="Standard"/>
      <text:p text:style-name="Standard">6. Conclusión </text:p>
      <text:p text:style-name="Standard"/>
      <text:p text:style-name="Standard">7.Referencia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7T14:14:51</meta:creation-date>
    <dc:date>2013-01-12T23:15:14</dc:date>
    <meta:editing-duration>PT2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29" meta:character-count="203" meta:non-whitespace-character-count="177"/>
  </office:meta>
</office:document-meta>
</file>